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five more minutes... plus
two 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 office:value-type="string">
            <text:p>If #1</text:p>
          </table:table-cell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 office:value-type="string">
            <text:p>If #2</text:p>
          </table:table-cell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twenty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We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